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fill-color="#ffffff" draw:textarea-horizontal-align="center" draw:textarea-vertical-align="middle"/>
    </style:style>
    <style:style style:name="gr3" style:family="graphic" style:parent-style-name="standard">
      <style:graphic-properties draw:fill-color="#c0c0c0" draw:textarea-horizontal-align="center" draw:textarea-vertical-align="middle"/>
    </style:style>
    <style:style style:name="gr4" style:family="graphic" style:parent-style-name="standard">
      <style:graphic-properties draw:fill="solid" draw:fill-color="#c0c0c0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color="#000000" draw:marker-end="Arrow" draw:textarea-horizontal-align="center" draw:textarea-vertical-align="middle"/>
    </style:style>
    <style:style style:name="gr7" style:family="graphic" style:parent-style-name="standard">
      <style:graphic-properties draw:stroke="none" draw:fill-color="#ffffff" draw:textarea-horizontal-align="center" draw:textarea-vertical-align="middle"/>
    </style:style>
    <style:style style:name="P1" style:family="paragraph">
      <style:paragraph-properties fo:margin-left="0cm" fo:margin-right="0cm" fo:text-align="end" fo:text-indent="0cm" style:writing-mode="rl-tb"/>
    </style:style>
    <style:style style:name="P2" style:family="paragraph">
      <style:paragraph-properties fo:margin-left="0cm" fo:margin-right="0cm" fo:text-align="end" fo:text-indent="0cm" style:writing-mode="rl-tb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style:paragraph-properties fo:margin-left="0cm" fo:margin-right="0cm" fo:text-align="center" fo:text-indent="0cm" style:writing-mode="lr-tb"/>
      <style:text-properties fo:font-size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 style:font-size-complex="12pt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complex="12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2.368cm" svg:height="0.747cm" svg:x="16.325cm" svg:y="1cm">
          <draw:text-box>
            <text:p text:style-name="P1"><text:span text:style-name="T1">תרשים מס' </text:span><text:span text:style-name="T1">2</text:span><text:span text:style-name="T1">: מפתח העתקת קבצים בתהליך יצירת גירסה חדשה</text:span></text:p>
          </draw:text-box>
        </draw:frame>
        <draw:rect draw:style-name="gr2" draw:text-style-name="P4" draw:id="id5" draw:layer="layout" svg:width="3.175cm" svg:height="0.795cm" svg:x="8.96cm" svg:y="8.02cm">
          <text:p text:style-name="P3"><text:span text:style-name="T2">123456.indd</text:span></text:p>
        </draw:rect>
        <draw:rect draw:style-name="gr2" draw:text-style-name="P4" draw:id="id6" draw:layer="layout" svg:width="3.175cm" svg:height="0.795cm" svg:x="8.96cm" svg:y="9.29cm">
          <text:p text:style-name="P3"><text:span text:style-name="T2">12356.ai</text:span></text:p>
        </draw:rect>
        <draw:rect draw:style-name="gr3" draw:text-style-name="P6" draw:id="id2" draw:layer="layout" svg:width="2.54cm" svg:height="0.762cm" svg:x="2.74cm" svg:y="4.61cm">
          <text:p text:style-name="P5"><text:span text:style-name="T2">123</text:span></text:p>
        </draw:rect>
        <draw:rect draw:style-name="gr3" draw:text-style-name="P6" draw:id="id3" draw:layer="layout" svg:width="2.54cm" svg:height="0.762cm" svg:x="4.58cm" svg:y="5.68cm">
          <text:p text:style-name="P5"><text:span text:style-name="T2">123456</text:span></text:p>
        </draw:rect>
        <draw:rect draw:style-name="gr3" draw:text-style-name="P6" draw:id="id4" draw:layer="layout" svg:width="2.54cm" svg:height="0.762cm" svg:x="6.42cm" svg:y="6.75cm">
          <text:p text:style-name="P5"><text:span text:style-name="T2">v_01</text:span></text:p>
        </draw:rect>
        <draw:rect draw:style-name="gr4" draw:text-style-name="P4" draw:id="id1" draw:layer="layout" svg:width="2.54cm" svg:height="0.762cm" svg:x="1cm" svg:y="3.54cm">
          <text:p text:style-name="P3"><text:span text:style-name="T2">Masters</text:span></text:p>
        </draw:rect>
        <draw:connector draw:style-name="gr5" draw:text-style-name="P5" draw:layer="layout" svg:x1="2.27cm" svg:y1="4.302cm" svg:x2="2.74cm" svg:y2="4.991cm" draw:start-shape="id1" draw:start-glue-point="2" draw:end-shape="id2" draw:end-glue-point="3" svg:d="m2270 4302v689h470">
          <text:p/>
        </draw:connector>
        <draw:connector draw:style-name="gr5" draw:text-style-name="P5" draw:layer="layout" svg:x1="4.01cm" svg:y1="5.372cm" svg:x2="4.58cm" svg:y2="6.061cm" draw:start-shape="id2" draw:start-glue-point="2" draw:end-shape="id3" draw:end-glue-point="3" svg:d="m4010 5372v689h570">
          <text:p/>
        </draw:connector>
        <draw:connector draw:style-name="gr5" draw:text-style-name="P5" draw:layer="layout" svg:x1="5.85cm" svg:y1="6.442cm" svg:x2="6.42cm" svg:y2="7.131cm" draw:start-shape="id3" draw:start-glue-point="2" draw:end-shape="id4" draw:end-glue-point="3" svg:d="m5850 6442v689h570">
          <text:p/>
        </draw:connector>
        <draw:connector draw:style-name="gr5" draw:text-style-name="P5" draw:layer="layout" svg:x1="7.69cm" svg:y1="7.512cm" svg:x2="8.96cm" svg:y2="8.417cm" draw:start-shape="id4" draw:start-glue-point="2" draw:end-shape="id5" draw:end-glue-point="3" svg:d="m7690 7512v905h1270">
          <text:p/>
        </draw:connector>
        <draw:connector draw:style-name="gr5" draw:text-style-name="P5" draw:layer="layout" draw:line-skew="-0.769cm" svg:x1="8.96cm" svg:y1="8.417cm" svg:x2="8.96cm" svg:y2="9.687cm" draw:start-shape="id5" draw:end-shape="id6" draw:end-glue-point="3" svg:d="m8960 8417h-1270v1270h1270">
          <text:p/>
        </draw:connector>
        <draw:rect draw:style-name="gr3" draw:text-style-name="P6" draw:id="id7" draw:layer="layout" svg:width="2.54cm" svg:height="0.762cm" svg:x="8.96cm" svg:y="10.56cm">
          <text:p text:style-name="P5"><text:span text:style-name="T2">inbox</text:span></text:p>
        </draw:rect>
        <draw:rect draw:style-name="gr3" draw:text-style-name="P6" draw:id="id8" draw:layer="layout" svg:width="2.54cm" svg:height="0.762cm" svg:x="8.96cm" svg:y="11.83cm">
          <text:p text:style-name="P5"><text:span text:style-name="T2">outbox</text:span></text:p>
        </draw:rect>
        <draw:rect draw:style-name="gr3" draw:text-style-name="P6" draw:id="id9" draw:layer="layout" svg:width="2.54cm" svg:height="0.762cm" svg:x="8.96cm" svg:y="12.973cm">
          <text:p text:style-name="P5"><text:span text:style-name="T2">press</text:span></text:p>
        </draw:rect>
        <draw:connector draw:style-name="gr5" draw:text-style-name="P5" draw:layer="layout" svg:x1="7.69cm" svg:y1="7.512cm" svg:x2="8.96cm" svg:y2="10.941cm" draw:start-shape="id4" draw:start-glue-point="2" draw:end-shape="id7" draw:end-glue-point="3" svg:d="m7690 7512v3429h1270">
          <text:p/>
        </draw:connector>
        <draw:connector draw:style-name="gr5" draw:text-style-name="P5" draw:layer="layout" svg:x1="7.69cm" svg:y1="7.512cm" svg:x2="8.96cm" svg:y2="12.211cm" draw:start-shape="id4" draw:start-glue-point="2" draw:end-shape="id8" draw:end-glue-point="3" svg:d="m7690 7512v4699h1270">
          <text:p/>
        </draw:connector>
        <draw:connector draw:style-name="gr5" draw:text-style-name="P5" draw:layer="layout" svg:x1="7.69cm" svg:y1="7.512cm" svg:x2="8.96cm" svg:y2="13.354cm" draw:start-shape="id4" draw:end-shape="id9" draw:end-glue-point="3" svg:d="m7690 7512v5842h1270">
          <text:p/>
        </draw:connector>
        <draw:rect draw:style-name="gr2" draw:text-style-name="P4" draw:id="id10" draw:layer="layout" svg:width="3.175cm" svg:height="0.795cm" svg:x="10.9cm" svg:y="14.17cm">
          <text:p text:style-name="P3"><text:span text:style-name="T2">123456_f.pdf</text:span></text:p>
        </draw:rect>
        <draw:rect draw:style-name="gr2" draw:text-style-name="P4" draw:id="id11" draw:layer="layout" svg:width="3.175cm" svg:height="0.795cm" svg:x="10.9cm" svg:y="15.44cm">
          <text:p text:style-name="P3"><text:span text:style-name="T2">12356_b.pdf</text:span></text:p>
        </draw:rect>
        <draw:connector draw:style-name="gr5" draw:text-style-name="P5" draw:layer="layout" svg:x1="10.23cm" svg:y1="13.735cm" svg:x2="10.9cm" svg:y2="14.567cm" draw:start-shape="id9" draw:start-glue-point="2" draw:end-shape="id10" draw:end-glue-point="3" svg:d="m10230 13735v832h670">
          <text:p/>
        </draw:connector>
        <draw:connector draw:style-name="gr5" draw:text-style-name="P5" draw:layer="layout" svg:x1="10.23cm" svg:y1="13.735cm" svg:x2="10.9cm" svg:y2="15.837cm" draw:start-shape="id9" draw:start-glue-point="2" draw:end-shape="id11" draw:end-glue-point="3" svg:d="m10230 13735v2102h670">
          <text:p/>
        </draw:connector>
        <draw:rect draw:style-name="gr3" draw:text-style-name="P6" draw:id="id14" draw:layer="layout" svg:width="2.54cm" svg:height="0.762cm" svg:x="16.04cm" svg:y="4.61cm">
          <text:p text:style-name="P5"><text:span text:style-name="T2">123</text:span></text:p>
        </draw:rect>
        <draw:rect draw:style-name="gr3" draw:text-style-name="P6" draw:id="id15" draw:layer="layout" svg:width="2.54cm" svg:height="0.762cm" svg:x="17.88cm" svg:y="5.68cm">
          <text:p text:style-name="P5"><text:span text:style-name="T2">123456</text:span></text:p>
        </draw:rect>
        <draw:rect draw:style-name="gr4" draw:text-style-name="P4" draw:id="id13" draw:layer="layout" svg:width="2.54cm" svg:height="0.762cm" svg:x="14.3cm" svg:y="3.54cm">
          <text:p text:style-name="P3"><text:span text:style-name="T2">Dev</text:span></text:p>
        </draw:rect>
        <draw:connector draw:style-name="gr6" draw:text-style-name="P5" draw:layer="layout" svg:x1="12.135cm" svg:y1="8.417cm" svg:x2="19.661cm" svg:y2="8.417cm" draw:start-shape="id5" draw:end-shape="id12" draw:end-glue-point="3" svg:d="m12135 8417h7526">
          <text:p/>
        </draw:connector>
        <draw:rect draw:style-name="gr2" draw:text-style-name="P4" draw:id="id12" draw:layer="layout" svg:width="3.175cm" svg:height="0.795cm" svg:x="19.661cm" svg:y="8.02cm">
          <text:p text:style-name="P3"><text:span text:style-name="T2">123456.indd</text:span></text:p>
        </draw:rect>
        <draw:rect draw:style-name="gr2" draw:text-style-name="P4" draw:id="id16" draw:layer="layout" svg:width="3.175cm" svg:height="0.795cm" svg:x="19.661cm" svg:y="9.29cm">
          <text:p text:style-name="P3"><text:span text:style-name="T2">12356.ai</text:span></text:p>
        </draw:rect>
        <draw:rect draw:style-name="gr3" draw:text-style-name="P6" draw:layer="layout" svg:width="2.54cm" svg:height="0.762cm" svg:x="19.661cm" svg:y="10.56cm">
          <text:p text:style-name="P5"><text:span text:style-name="T2">inbox</text:span></text:p>
        </draw:rect>
        <draw:rect draw:style-name="gr3" draw:text-style-name="P6" draw:layer="layout" svg:width="2.54cm" svg:height="0.762cm" svg:x="19.661cm" svg:y="11.83cm">
          <text:p text:style-name="P5"><text:span text:style-name="T2">outbox</text:span></text:p>
        </draw:rect>
        <draw:rect draw:style-name="gr3" draw:text-style-name="P6" draw:layer="layout" svg:width="2.54cm" svg:height="0.762cm" svg:x="19.661cm" svg:y="12.973cm">
          <text:p text:style-name="P5"><text:span text:style-name="T2">press</text:span></text:p>
        </draw:rect>
        <draw:connector draw:style-name="gr5" draw:text-style-name="P5" draw:layer="layout" svg:x1="15.57cm" svg:y1="4.302cm" svg:x2="16.04cm" svg:y2="4.991cm" draw:start-shape="id13" draw:start-glue-point="2" draw:end-shape="id14" draw:end-glue-point="3" svg:d="m15570 4302v689h470">
          <text:p/>
        </draw:connector>
        <draw:connector draw:style-name="gr5" draw:text-style-name="P5" draw:layer="layout" svg:x1="17.31cm" svg:y1="5.372cm" svg:x2="17.88cm" svg:y2="6.061cm" draw:start-shape="id14" draw:start-glue-point="2" draw:end-shape="id15" draw:end-glue-point="3" svg:d="m17310 5372v689h570">
          <text:p/>
        </draw:connector>
        <draw:connector draw:style-name="gr6" draw:text-style-name="P5" draw:layer="layout" svg:x1="12.135cm" svg:y1="9.687cm" svg:x2="19.661cm" svg:y2="9.687cm" draw:start-shape="id6" draw:start-glue-point="1" draw:end-shape="id16" draw:end-glue-point="3" svg:d="m12135 9687h7526">
          <text:p/>
        </draw:connector>
        <draw:rect draw:style-name="gr7" draw:text-style-name="P7" draw:layer="layout" svg:width="1.27cm" svg:height="0.762cm" svg:x="14.97cm" svg:y="8.02cm">
          <text:p text:style-name="P5"><text:span text:style-name="T3">copy</text:span></text:p>
        </draw:rect>
        <draw:rect draw:style-name="gr7" draw:text-style-name="P7" draw:layer="layout" svg:width="1.27cm" svg:height="0.762cm" svg:x="14.97cm" svg:y="9.29cm">
          <text:p text:style-name="P5"><text:span text:style-name="T3">copy</text:span></text:p>
        </draw:rect>
        <draw:rect draw:style-name="gr3" draw:text-style-name="P6" draw:id="id17" draw:layer="layout" svg:width="2.54cm" svg:height="0.762cm" svg:x="8.96cm" svg:y="16.781cm">
          <text:p text:style-name="P5"><text:span text:style-name="T2">Other folder</text:span></text:p>
        </draw:rect>
        <draw:rect draw:style-name="gr2" draw:text-style-name="P4" draw:id="id18" draw:layer="layout" svg:width="3.175cm" svg:height="0.795cm" svg:x="8.961cm" svg:y="18.191cm">
          <text:p text:style-name="P3"><text:span text:style-name="T2">Other file</text:span></text:p>
        </draw:rect>
        <draw:connector draw:style-name="gr5" draw:text-style-name="P5" draw:layer="layout" svg:x1="7.69cm" svg:y1="7.512cm" svg:x2="8.96cm" svg:y2="17.162cm" draw:start-shape="id4" draw:end-shape="id17" draw:end-glue-point="3" svg:d="m7690 7512v9650h1270">
          <text:p/>
        </draw:connector>
        <draw:connector draw:style-name="gr5" draw:text-style-name="P5" draw:layer="layout" svg:x1="7.69cm" svg:y1="7.512cm" svg:x2="8.961cm" svg:y2="18.588cm" draw:start-shape="id4" draw:start-glue-point="2" draw:end-shape="id18" draw:end-glue-point="3" svg:d="m7690 7512v11076h1271">
          <text:p/>
        </draw:connector>
        <draw:connector draw:style-name="gr6" draw:text-style-name="P5" draw:layer="layout" svg:x1="11.5cm" svg:y1="17.162cm" svg:x2="19.937cm" svg:y2="17.148cm" draw:start-shape="id17" draw:start-glue-point="1" svg:d="m11500 17162h4469v-14h3968">
          <text:p/>
        </draw:connector>
        <draw:connector draw:style-name="gr6" draw:text-style-name="P5" draw:layer="layout" svg:x1="12.136cm" svg:y1="18.588cm" svg:x2="20.05cm" svg:y2="18.588cm" draw:start-shape="id18" draw:start-glue-point="1" svg:d="m12136 18588h7914">
          <text:p/>
        </draw:connector>
        <draw:rect draw:style-name="gr7" draw:text-style-name="P7" draw:layer="layout" svg:width="1.27cm" svg:height="0.762cm" svg:x="13.57cm" svg:y="16.781cm">
          <text:p text:style-name="P5"><text:span text:style-name="T3">copy?</text:span></text:p>
        </draw:rect>
        <draw:rect draw:style-name="gr7" draw:text-style-name="P7" draw:layer="layout" svg:width="1.27cm" svg:height="0.762cm" svg:x="13.57cm" svg:y="18.19cm">
          <text:p text:style-name="P5"><text:span text:style-name="T3">copy?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initial-creator>Hilel</meta:initial-creator>
    <meta:creation-date>2008-05-09T09:15:32</meta:creation-date>
    <dc:creator>Hilel Management</dc:creator>
    <dc:date>2012-02-27T14:52:03</dc:date>
    <meta:print-date>2008-05-12T16:32:38</meta:print-date>
    <dc:language>en-US</dc:language>
    <meta:editing-cycles>501</meta:editing-cycles>
    <meta:editing-duration>PT51H04M23S</meta:editing-duration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